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lusion</text:p>
      <text:p text:style-name="Standard"/>
      <text:p text:style-name="Standard"><text:tab/>A l'heure où le cloud est en pleine expansion, il est légitime qu'un administrateur système s'informe et s’interroge sur le réel bénéfice que pourraient lui apporter les technologies des systèmes de fichiers distribués. Son succès en fait une technologie d'avenir pour plusieurs raisons, l'intégrité et l’accessibilité des données. Cependant la cloud peut faire peur, car la technologie met à disposition des énormes quantité de données à des entreprises capables de les exploi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00:31:35</meta:creation-date>
    <dc:date>2014-03-24T00:58:25</dc:date>
    <meta:editing-duration>PT11M39S</meta:editing-duration>
    <meta:editing-cycles>1</meta:editing-cycles>
    <meta:document-statistic meta:table-count="0" meta:image-count="0" meta:object-count="0" meta:page-count="1" meta:paragraph-count="2" meta:word-count="73" meta:character-count="493" meta:non-whitespace-character-count="420"/>
    <meta:generator>LibreOffice/3.5$Linux_X86_64 LibreOffice_project/350m1$Build-2</meta:generator>
  </office:meta>
</office:document-meta>
</file>